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 practices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single responsibility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capsul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 together...</text:p>
              </text:list-item>
              <text:list-item>
                <text:p>A capule has a boundary providing an inside and outside</text:p>
              </text:list-item>
              <text:list-item>
                <text:p>Function visible from outside, data not...</text:p>
              </text:list-item>
              <text:list-item>
                <text:p>Different forms...?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The purpose of an abstraction... Dijkstra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eparability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Make parameterization an explicit visible part of the public api of a class/method</text:p>
              </text:list-item>
              <text:list-item>
                <text:p>Contrasting examples...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Grab the quote... explain it... provide an example... using a mock in a test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do one thing and one thing only</text:p>
              </text:list-item>
              <text:list-item>
                <text:p>It's incoming and outgoing dependencies should be part of its parameterization</text:p>
              </text:list-item>
              <text:list-item>
                <text:p>Example...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Design classes in small collaborating clusters</text:p>
              </text:list-item>
              <text:list-item>
                <text:p>There are some well-known repeating patterns of collaboration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 text:style-name="P4"><text:span text:style-name="T1">a = f() * <text:s/>g() + h();</text:span></text:p>
          <text:p text:style-name="P4"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18M43S</meta:editing-duration>
    <meta:editing-cycles>28</meta:editing-cycles>
    <dc:date>2011-03-18T20:33:40</dc:date>
    <meta:generator>NeoOffice/3.1.2$Unix OpenOffice.org_project/Patch 4</meta:generator>
    <meta:document-statistic meta:object-count="57"/>
  </office:meta>
</office:document-meta>
</file>